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626cm" fo:min-width="3.376cm" fo:padding-top="0.139cm" fo:padding-bottom="0.139cm" fo:padding-left="0.264cm" fo:padding-right="0.264cm" style:writing-mode="lr-tb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svg:stroke-width="0.028cm" svg:stroke-color="#000000" draw:marker-start-width="0.242cm" draw:marker-end-width="0.242cm" draw:fill="solid" draw:fill-color="#ffffff" loext:fill-use-slide-background="false" draw:opacity="100%" draw:textarea-horizontal-align="justify" draw:textarea-vertical-align="middle" draw:auto-grow-height="false" fo:min-height="1.528cm" fo:min-width="5.278cm" fo:padding-top="0.139cm" fo:padding-bottom="0.139cm" fo:padding-left="0.264cm" fo:padding-right="0.264cm" draw:shadow="hidden" loext:decorative="false"/>
      <style:paragraph-properties style:writing-mode="lr-tb"/>
    </style:style>
    <style:style style:name="gr4" style:family="graphic" style:parent-style-name="standard">
      <style:graphic-properties svg:stroke-width="0.028cm" svg:stroke-color="#000000" draw:marker-start-width="0.242cm" draw:marker-end-width="0.242cm" draw:fill="solid" draw:fill-color="#ffbf00" loext:fill-use-slide-background="false" draw:opacity="0%" draw:textarea-horizontal-align="justify" draw:textarea-vertical-align="middle" draw:auto-grow-height="false" fo:min-height="1.528cm" fo:min-width="5.278cm" fo:padding-top="0.139cm" fo:padding-bottom="0.139cm" fo:padding-left="0.264cm" fo:padding-right="0.264cm" draw:shadow="hidden" loext:decorative="false"/>
    </style:style>
    <style:style style:name="gr5" style:family="graphic" style:parent-style-name="standard">
      <style:graphic-properties draw:stroke="dash" draw:stroke-dash="Long_20_Dash" svg:stroke-width="0.028cm" svg:stroke-color="#000000" draw:marker-start-width="0.242cm" draw:marker-end-width="0.242cm" svg:stroke-linecap="butt" draw:fill-color="#ffffff" draw:textarea-horizontal-align="justify" draw:textarea-vertical-align="middle" draw:auto-grow-height="false" fo:min-height="0.626cm" fo:min-width="3.376cm" fo:padding-top="0.139cm" fo:padding-bottom="0.139cm" fo:padding-left="0.264cm" fo:padding-right="0.264cm" style:protect="position size" style:writing-mode="lr-tb" loext:decorative="false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028cm" svg:stroke-color="#000000" draw:marker-start-width="0.242cm" draw:marker-end-width="0.242cm" svg:stroke-linecap="butt" draw:fill-color="#ffffff" draw:textarea-horizontal-align="justify" draw:textarea-vertical-align="middle" draw:auto-grow-height="false" fo:min-height="0.626cm" fo:min-width="3.376cm" fo:padding-top="0.139cm" fo:padding-bottom="0.139cm" fo:padding-left="0.264cm" fo:padding-right="0.264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="Arrowheads_20_2" draw:marker-end-width="0.252cm" draw:textarea-vertical-align="middle" fo:padding-top="0.142cm" fo:padding-bottom="0.142cm" fo:padding-left="0.267cm" fo:padding-right="0.267cm" loext:decorative="false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3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draw:stroke-dash="Double_20_Dash_20_Dot_20_Dot_20__28_Rounded_29_" svg:stroke-width="0.028cm" svg:stroke-color="#000000" draw:marker-start-width="0.242cm" draw:marker-end="Arrowheads_20_3" draw:marker-end-width="0.242cm" svg:stroke-linecap="round" draw:fill-color="#ffffff" draw:textarea-horizontal-align="justify" draw:textarea-vertical-align="middle" draw:auto-grow-height="false" fo:min-height="0.626cm" fo:min-width="3.376cm" fo:padding-top="0.139cm" fo:padding-bottom="0.139cm" fo:padding-left="0.264cm" fo:padding-right="0.264cm" draw:shadow="visible" draw:shadow-offset-x="0.141cm" draw:shadow-offset-y="0.141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="Arrowheads_20_4" draw:marker-end-width="0.252cm" draw:textarea-vertical-align="middle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svg:stroke-width="0.035cm" svg:stroke-color="#000000" draw:marker-start-width="0.252cm" draw:marker-end="Arrowheads_20_6" draw:marker-end-width="0.252cm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="Arrowheads_20_2" draw:marker-end-width="0.252cm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13" style:family="graphic" style:parent-style-name="standard">
      <style:graphic-properties draw:stroke="none" draw:fill-color="#ffffff" draw:opacity="0%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draw:fill-color="#ffffff" draw:opacity="0%" draw:textarea-horizontal-align="justify" draw:textarea-vertical-align="middle" draw:auto-grow-height="false" fo:min-height="0.35cm" fo:min-width="2.4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298cm" loext:decorative="false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="Arrowheads_20_6" draw:marker-end-width="0.252cm" draw:textarea-vertical-align="middle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draw:stroke="dash" draw:stroke-dash="Long_20_Dash" svg:stroke-width="0.035cm" svg:stroke-color="#000000" draw:marker-start-width="0.252cm" draw:marker-end="Arrowheads_20_5" draw:marker-end-width="0.252cm" svg:stroke-linecap="butt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margin-top="0.42cm" fo:margin-bottom="0.35cm" fo:text-align="center"/>
    </style:style>
    <style:style style:name="P4" style:family="paragraph">
      <loext:graphic-properties draw:fill="solid" draw:fill-color="#ffffff" draw:opacity="100%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solid" draw:fill-color="#ffbf00" draw:opacity="0%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margin-top="0.42cm" fo:margin-bottom="0.35cm" fo:text-align="center"/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.42cm" fo:margin-bottom="0.35cm" fo:line-height="100%" fo:text-align="center" fo:text-indent="0cm"/>
      <style:text-properties fo:font-size="10pt" style:font-size-asian="10pt" style:font-size-complex="10pt"/>
    </style:style>
    <style:style style:name="P8" style:family="paragraph">
      <loext:graphic-properties draw:fill-color="#ffffff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9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loext:graphic-properties draw:fill-color="#ffffff"/>
      <style:paragraph-properties fo:text-align="center" style:writing-mode="lr-tb"/>
      <style:text-properties fo:font-size="11pt" style:font-size-asian="11pt" style:font-size-complex="11pt"/>
    </style:style>
    <style:style style:name="P14" style:family="paragraph">
      <style:paragraph-properties fo:margin-left="0cm" fo:margin-right="0cm" fo:margin-top="0.42cm" fo:margin-bottom="0.35cm" fo:line-height="100%" fo:text-align="center" fo:text-indent="0cm"/>
    </style:style>
    <style:style style:name="P15" style:family="paragraph">
      <loext:graphic-properties draw:fill-color="#ffffff" draw:opacity="0%"/>
      <style:paragraph-properties fo:text-align="center" style:writing-mode="lr-tb"/>
      <style:text-properties fo:font-size="8pt" style:font-size-asian="8pt" style:font-size-complex="8pt"/>
    </style:style>
    <style:style style:name="P16" style:family="paragraph">
      <loext:graphic-properties draw:fill-color="#ffffff" draw:opacity="0%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Lucida 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7.5pt" style:font-size-asian="7.5pt" style:font-size-complex="7.5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cm" svg:height="1cm" svg:x="5.25cm" svg:y="18.5cm">
          <draw:glue-point draw:id="4" svg:x="0cm" svg:y="-5cm"/>
          <draw:glue-point draw:id="5" svg:x="0cm" svg:y="5cm" draw:escape-direction="down"/>
          <draw:glue-point draw:id="6" svg:x="0cm" svg:y="-2cm" draw:align="center" draw:escape-direction="up"/>
          <draw:glue-point draw:id="7" svg:x="3cm" svg:y="0cm" draw:align="center" draw:escape-direction="left"/>
          <draw:glue-point draw:id="8" svg:x="-5cm" svg:y="0cm"/>
          <draw:glue-point draw:id="9" svg:x="-3cm" svg:y="0cm" draw:align="center" draw:escape-direction="up"/>
          <draw:glue-point draw:id="10" svg:x="-2.5cm" svg:y="-5cm"/>
          <draw:glue-point draw:id="11" svg:x="1.5cm" svg:y="-1cm" draw:align="center" draw:escape-direction="vertical"/>
          <draw:glue-point draw:id="12" svg:x="2.5cm" svg:y="5cm"/>
          <draw:glue-point draw:id="13" svg:x="-2.5cm" svg:y="5cm"/>
          <draw:glue-point draw:id="14" svg:x="5cm" svg:y="-2.5cm"/>
          <draw:glue-point draw:id="15" svg:x="-5cm" svg:y="-2.5cm"/>
          <draw:glue-point draw:id="16" svg:x="-5cm" svg:y="2.5cm"/>
          <draw:glue-point draw:id="17" svg:x="5cm" svg:y="2.5cm"/>
          <draw:glue-point draw:id="18" svg:x="5cm" svg:y="0cm"/>
          <text:p text:style-name="P1"><text:span text:style-name="T1">Class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 xml:id="id8" draw:id="id8">
          <draw:glue-point draw:id="4" svg:x="2.499cm" svg:y="4.997cm"/>
          <draw:glue-point draw:id="5" svg:x="-2.499cm" svg:y="4.997cm"/>
          <draw:glue-point draw:id="6" svg:x="0cm" svg:y="4.997cm"/>
          <draw:glue-point draw:id="7" svg:x="0cm" svg:y="-4.997cm"/>
          <draw:glue-point draw:id="8" svg:x="-2.499cm" svg:y="-4.997cm"/>
          <draw:glue-point draw:id="9" svg:x="-1.249cm" svg:y="4.997cm"/>
          <draw:glue-point draw:id="10" svg:x="-2.499cm" svg:y="4.997cm"/>
          <draw:glue-point draw:id="11" svg:x="1.874cm" svg:y="4.997cm"/>
          <draw:glue-point draw:id="12" svg:x="2.499cm" svg:y="4.997cm"/>
          <draw:glue-point draw:id="13" svg:x="2.499cm" svg:y="-4.997cm"/>
          <draw:glue-point draw:id="14" svg:x="-4.998cm" svg:y="2.5cm"/>
          <draw:glue-point draw:id="15" svg:x="-4.998cm" svg:y="-2.5cm"/>
          <draw:glue-point draw:id="16" svg:x="4.998cm" svg:y="-2.5cm"/>
          <draw:glue-point draw:id="17" svg:x="4.998cm" svg:y="-0.625cm"/>
          <draw:glue-point draw:id="18" svg:x="4.998cm" svg:y="-0.625cm"/>
          <draw:glue-point draw:id="19" svg:x="4.998cm" svg:y="0cm"/>
          <draw:glue-point draw:id="20" svg:x="4.998cm" svg:y="2.5cm"/>
          <draw:glue-point draw:id="21" svg:x="-4.998cm" svg:y="0cm"/>
          <draw:glue-point draw:id="22" svg:x="-1.874cm" svg:y="2.5cm"/>
          <draw:glue-point draw:id="23" svg:x="-2.499cm" svg:y="-5cm"/>
          <draw:glue-point draw:id="24" svg:x="2.499cm" svg:y="-5cm"/>
          <draw:glue-point draw:id="25" svg:x="-2.499cm" svg:y="5cm"/>
          <draw:glue-point draw:id="26" svg:x="2.499cm" svg:y="5cm"/>
          <draw:glue-point draw:id="27" svg:x="-4.997cm" svg:y="-2.5cm"/>
          <draw:glue-point draw:id="28" svg:x="-4.997cm" svg:y="2.5cm"/>
          <draw:path draw:style-name="gr3" draw:text-style-name="P4" draw:layer="layout" svg:width="4cm" svg:height="0.999cm" svg:x="0.999cm" svg:y="6cm" svg:viewBox="0 0 4001 1000" svg:d="M222 0c-39 0-77 8-111 22-34 15-62 36-81 61-20 26-30 54-30 84v666c0 30 10 58 30 84 19 25 47 46 81 61 34 14 72 22 111 22h3556 1c39 0 77-8 111-22 34-15 62-36 81-61 20-26 30-54 30-84v-667 1c0-30-10-58-30-84-19-25-47-46-81-61-34-14-72-22-111-22z">
            <text:p text:style-name="P3"><text:span text:style-name="T2">LdWidgetCtrl</text:span><text:span text:style-name="T1"><text:line-break/></text:span><text:span text:style-name="T3">&lt;W LdViewIntf, T StreamEnvelope,</text:span><text:span text:style-name="T3"><text:line-break/></text:span><text:span text:style-name="T3">M LdModel&gt;</text:span></text:p>
          </draw:path>
          <draw:path draw:style-name="gr4" draw:text-style-name="P5" draw:layer="layout" svg:width="3.866cm" svg:height="0.999cm" svg:x="1.132cm" svg:y="6cm" svg:viewBox="0 0 3867 1000" svg:d="M222 0c-39 0-77 8-111 22-34 15-62 36-81 61-20 26-30 54-30 84v666c0 30 10 58 30 84 19 25 47 46 81 61 34 14 72 22 111 22h3422 1c39 0 77-8 111-22 34-15 62-36 81-61 20-26 30-54 30-84v-667 1c0-30-10-58-30-84-19-25-47-46-81-61-34-14-72-22-111-22z">
            <text:p/>
          </draw:path>
        </draw:g>
        <draw:custom-shape draw:style-name="gr5" draw:text-style-name="P2" xml:id="id2" draw:id="id2" draw:layer="layout" svg:width="4cm" svg:height="1cm" svg:x="12.85cm" svg:y="1cm">
          <draw:glue-point draw:id="4" svg:x="0cm" svg:y="-5cm"/>
          <draw:glue-point draw:id="5" svg:x="0cm" svg:y="5cm" draw:escape-direction="down"/>
          <draw:glue-point draw:id="6" svg:x="0cm" svg:y="-2cm" draw:align="center" draw:escape-direction="up"/>
          <draw:glue-point draw:id="7" svg:x="-5cm" svg:y="0cm"/>
          <draw:glue-point draw:id="8" svg:x="-2.5cm" svg:y="-5cm"/>
          <draw:glue-point draw:id="9" svg:x="2.5cm" svg:y="5cm"/>
          <draw:glue-point draw:id="10" svg:x="5cm" svg:y="-2.5cm"/>
          <draw:glue-point draw:id="11" svg:x="-5cm" svg:y="-2.5cm"/>
          <draw:glue-point draw:id="12" svg:x="-5cm" svg:y="2.5cm"/>
          <draw:glue-point draw:id="13" svg:x="2.5cm" svg:y="-5cm"/>
          <draw:glue-point draw:id="14" svg:x="-2.5cm" svg:y="5cm"/>
          <draw:glue-point draw:id="15" svg:x="5cm" svg:y="2.5cm"/>
          <text:p text:style-name="P1"><text:span text:style-name="T1">LdDisposableInt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6" draw:id="id6" draw:layer="layout" svg:width="4cm" svg:height="1cm" svg:x="24.9cm" svg:y="3.5cm">
          <draw:glue-point draw:id="4" svg:x="0cm" svg:y="-5cm"/>
          <draw:glue-point draw:id="5" svg:x="0cm" svg:y="5cm" draw:escape-direction="down"/>
          <draw:glue-point draw:id="6" svg:x="0cm" svg:y="-2cm" draw:align="center" draw:escape-direction="up"/>
          <draw:glue-point draw:id="7" svg:x="-5cm" svg:y="0cm"/>
          <draw:glue-point draw:id="8" svg:x="-2.5cm" svg:y="-5cm"/>
          <draw:glue-point draw:id="9" svg:x="2.5cm" svg:y="5cm"/>
          <draw:glue-point draw:id="10" svg:x="5cm" svg:y="-2.5cm"/>
          <draw:glue-point draw:id="11" svg:x="-5cm" svg:y="-2.5cm"/>
          <draw:glue-point draw:id="12" svg:x="-5cm" svg:y="2.5cm"/>
          <draw:glue-point draw:id="13" svg:x="2.5cm" svg:y="-5cm"/>
          <draw:glue-point draw:id="14" svg:x="-2.5cm" svg:y="5cm"/>
          <draw:glue-point draw:id="15" svg:x="5cm" svg:y="2.5cm"/>
          <text:p text:style-name="P6"><text:span text:style-name="T1">LdTagInt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5" draw:id="id5" draw:layer="layout" svg:width="4cm" svg:height="1cm" svg:x="20.2cm" svg:y="3.5cm">
          <draw:glue-point draw:id="4" svg:x="0cm" svg:y="-5cm"/>
          <draw:glue-point draw:id="5" svg:x="0cm" svg:y="5cm" draw:escape-direction="down"/>
          <draw:glue-point draw:id="6" svg:x="0cm" svg:y="-2cm" draw:align="center" draw:escape-direction="up"/>
          <draw:glue-point draw:id="7" svg:x="-5cm" svg:y="0cm"/>
          <draw:glue-point draw:id="8" svg:x="-2.5cm" svg:y="-5cm"/>
          <draw:glue-point draw:id="9" svg:x="2.5cm" svg:y="5cm"/>
          <draw:glue-point draw:id="10" svg:x="5cm" svg:y="-2.5cm"/>
          <draw:glue-point draw:id="11" svg:x="-5cm" svg:y="-2.5cm"/>
          <draw:glue-point draw:id="12" svg:x="-5cm" svg:y="2.5cm"/>
          <draw:glue-point draw:id="13" svg:x="2.5cm" svg:y="-5cm"/>
          <draw:glue-point draw:id="14" svg:x="-2.5cm" svg:y="5cm"/>
          <draw:glue-point draw:id="15" svg:x="5cm" svg:y="2.5cm"/>
          <text:p text:style-name="P7"><text:span text:style-name="T4">LdStreamListenerIntf</text:span><text:span text:style-name="T4"><text:line-break/></text:span><text:span text:style-name="T3">&lt;T StreamEnvelope&lt;M&gt;,</text:span><text:span text:style-name="T3"><text:line-break/></text:span><text:span text:style-name="T3">M LdModel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4" draw:id="id4" draw:layer="layout" svg:width="4cm" svg:height="1cm" svg:x="10cm" svg:y="3.5cm">
          <draw:glue-point draw:id="4" svg:x="0cm" svg:y="-5cm"/>
          <draw:glue-point draw:id="5" svg:x="0cm" svg:y="5cm" draw:escape-direction="down"/>
          <draw:glue-point draw:id="6" svg:x="0cm" svg:y="-2cm" draw:align="center" draw:escape-direction="up"/>
          <draw:glue-point draw:id="7" svg:x="-5cm" svg:y="0cm"/>
          <draw:glue-point draw:id="8" svg:x="-2.5cm" svg:y="-5cm"/>
          <draw:glue-point draw:id="9" svg:x="2.5cm" svg:y="5cm"/>
          <draw:glue-point draw:id="10" svg:x="5cm" svg:y="-2.5cm"/>
          <draw:glue-point draw:id="11" svg:x="-5cm" svg:y="-2.5cm"/>
          <draw:glue-point draw:id="12" svg:x="-5cm" svg:y="2.5cm"/>
          <draw:glue-point draw:id="13" svg:x="2.5cm" svg:y="-5cm"/>
          <draw:glue-point draw:id="14" svg:x="-2.5cm" svg:y="5cm"/>
          <draw:glue-point draw:id="15" svg:x="5cm" svg:y="2.5cm"/>
          <text:p text:style-name="P9"><text:span text:style-name="T1">LdModelInt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1" draw:id="id1" draw:layer="layout" svg:width="4cm" svg:height="1cm" svg:x="1cm" svg:y="3.5cm">
          <draw:glue-point draw:id="4" svg:x="0cm" svg:y="-5cm"/>
          <draw:glue-point draw:id="5" svg:x="0cm" svg:y="5cm" draw:escape-direction="down"/>
          <draw:glue-point draw:id="6" svg:x="0cm" svg:y="-2cm" draw:align="center" draw:escape-direction="up"/>
          <draw:glue-point draw:id="7" svg:x="-5cm" svg:y="0cm"/>
          <draw:glue-point draw:id="8" svg:x="-2.5cm" svg:y="-5cm"/>
          <draw:glue-point draw:id="9" svg:x="2.5cm" svg:y="5cm"/>
          <draw:glue-point draw:id="10" svg:x="5cm" svg:y="-2.5cm"/>
          <draw:glue-point draw:id="11" svg:x="-5cm" svg:y="-2.5cm"/>
          <draw:glue-point draw:id="12" svg:x="-5cm" svg:y="2.5cm"/>
          <draw:glue-point draw:id="13" svg:x="2.5cm" svg:y="-5cm"/>
          <draw:glue-point draw:id="14" svg:x="-2.5cm" svg:y="5cm"/>
          <draw:glue-point draw:id="15" svg:x="5cm" svg:y="2.5cm"/>
          <text:p text:style-name="P9"><text:span text:style-name="T1">LdCtrlIntf</text:span><text:span text:style-name="T1"><text:line-break/></text:span><text:span text:style-name="T5">&lt;W StatefulWidget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3" draw:id="id3" draw:layer="layout" svg:width="4cm" svg:height="1cm" svg:x="5.5cm" svg:y="3.5cm">
          <draw:glue-point draw:id="4" svg:x="0cm" svg:y="-5cm"/>
          <draw:glue-point draw:id="5" svg:x="0cm" svg:y="5cm" draw:escape-direction="down"/>
          <draw:glue-point draw:id="6" svg:x="0cm" svg:y="-2cm" draw:align="center" draw:escape-direction="up"/>
          <draw:glue-point draw:id="7" svg:x="-5cm" svg:y="0cm"/>
          <draw:glue-point draw:id="8" svg:x="-2.5cm" svg:y="-5cm"/>
          <draw:glue-point draw:id="9" svg:x="2.5cm" svg:y="5cm"/>
          <draw:glue-point draw:id="10" svg:x="5cm" svg:y="-2.5cm"/>
          <draw:glue-point draw:id="11" svg:x="-5cm" svg:y="-2.5cm"/>
          <draw:glue-point draw:id="12" svg:x="-5cm" svg:y="2.5cm"/>
          <draw:glue-point draw:id="13" svg:x="2.5cm" svg:y="-5cm"/>
          <draw:glue-point draw:id="14" svg:x="-2.5cm" svg:y="5cm"/>
          <draw:glue-point draw:id="15" svg:x="5cm" svg:y="2.5cm"/>
          <text:p text:style-name="P9"><text:span text:style-name="T1">LdCtrlLifecycleInt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0" draw:layer="layout" svg:x1="3cm" svg:y1="3.5cm" svg:x2="14.85cm" svg:y2="2cm" draw:start-shape="id1" draw:start-glue-point="4" draw:end-shape="id2" draw:end-glue-point="5" svg:d="M3000 3500v-749h11850v-751" svg:viewBox="0 0 11851 1501">
          <text:p/>
        </draw:connector>
        <draw:connector draw:style-name="gr7" draw:text-style-name="P10" draw:layer="layout" svg:x1="7.5cm" svg:y1="3.5cm" svg:x2="14.85cm" svg:y2="2cm" draw:start-shape="id3" draw:start-glue-point="4" draw:end-shape="id2" draw:end-glue-point="5" svg:d="M7500 3500v-749h7350v-751" svg:viewBox="0 0 7351 1501">
          <text:p/>
        </draw:connector>
        <draw:connector draw:style-name="gr7" draw:text-style-name="P10" draw:layer="layout" svg:x1="12cm" svg:y1="3.5cm" svg:x2="14.85cm" svg:y2="2cm" draw:start-shape="id4" draw:start-glue-point="4" draw:end-shape="id2" draw:end-glue-point="5" svg:d="M12000 3500v-749h2850v-751" svg:viewBox="0 0 2851 1501">
          <text:p/>
        </draw:connector>
        <draw:connector draw:style-name="gr7" draw:text-style-name="P10" draw:layer="layout" svg:x1="22.2cm" svg:y1="3.5cm" svg:x2="14.85cm" svg:y2="2cm" draw:start-shape="id5" draw:start-glue-point="4" draw:end-shape="id2" draw:end-glue-point="5" svg:d="M22200 3500v-749h-7350v-751" svg:viewBox="0 0 7351 1501">
          <text:p/>
        </draw:connector>
        <draw:connector draw:style-name="gr7" draw:text-style-name="P10" draw:layer="layout" svg:x1="26.9cm" svg:y1="3.5cm" svg:x2="14.85cm" svg:y2="2cm" draw:start-shape="id6" draw:start-glue-point="4" draw:end-shape="id2" draw:end-glue-point="5" svg:d="M26900 3500v-749h-12050v-751" svg:viewBox="0 0 12051 1501">
          <text:p/>
        </draw:connector>
        <draw:custom-shape draw:style-name="gr6" draw:text-style-name="P8" xml:id="id18" draw:id="id18" draw:layer="layout" svg:width="4cm" svg:height="1cm" svg:x="29.4cm" svg:y="3.501cm">
          <draw:glue-point draw:id="4" svg:x="0cm" svg:y="-5cm"/>
          <draw:glue-point draw:id="5" svg:x="0cm" svg:y="5cm" draw:escape-direction="down"/>
          <draw:glue-point draw:id="6" svg:x="0cm" svg:y="-2cm" draw:align="center" draw:escape-direction="up"/>
          <draw:glue-point draw:id="7" svg:x="-5cm" svg:y="0cm"/>
          <draw:glue-point draw:id="8" svg:x="-2.5cm" svg:y="-5cm"/>
          <draw:glue-point draw:id="9" svg:x="2.5cm" svg:y="5cm"/>
          <draw:glue-point draw:id="10" svg:x="5cm" svg:y="-2.5cm"/>
          <draw:glue-point draw:id="11" svg:x="-5cm" svg:y="-2.5cm"/>
          <draw:glue-point draw:id="12" svg:x="-5cm" svg:y="2.5cm"/>
          <draw:glue-point draw:id="13" svg:x="2.5cm" svg:y="-5cm"/>
          <draw:glue-point draw:id="14" svg:x="-2.5cm" svg:y="5cm"/>
          <draw:glue-point draw:id="15" svg:x="5cm" svg:y="2.5cm"/>
          <text:p text:style-name="P7"><text:span text:style-name="T6">LdViewAbs</text:span><text:span text:style-name="T4"> </text:span><text:span text:style-name="T4"><text:line-break/></text:span><text:span text:style-name="T7">&lt;T StreamEnvelope, </text:span><text:span text:style-name="T7"><text:line-break/></text:span><text:span text:style-name="T7">M LdModel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7" draw:id="id7" draw:layer="layout" svg:width="4cm" svg:height="1cm" svg:x="36.5cm" svg:y="3.5cm">
          <draw:glue-point draw:id="4" svg:x="0cm" svg:y="-5cm"/>
          <draw:glue-point draw:id="5" svg:x="0cm" svg:y="5cm" draw:escape-direction="down"/>
          <draw:glue-point draw:id="6" svg:x="0cm" svg:y="-2cm" draw:align="center" draw:escape-direction="up"/>
          <draw:glue-point draw:id="7" svg:x="-5cm" svg:y="0cm"/>
          <draw:glue-point draw:id="8" svg:x="-2.5cm" svg:y="-5cm"/>
          <draw:glue-point draw:id="9" svg:x="2.5cm" svg:y="5cm"/>
          <draw:glue-point draw:id="10" svg:x="5cm" svg:y="-2.5cm"/>
          <draw:glue-point draw:id="11" svg:x="-5cm" svg:y="-2.5cm"/>
          <draw:glue-point draw:id="12" svg:x="-5cm" svg:y="2.5cm"/>
          <draw:glue-point draw:id="13" svg:x="2.5cm" svg:y="-5cm"/>
          <draw:glue-point draw:id="14" svg:x="-2.5cm" svg:y="5cm"/>
          <draw:glue-point draw:id="15" svg:x="5cm" svg:y="2.5cm"/>
          <text:p text:style-name="P7"><text:span text:style-name="T6">LdWidgetAbs</text:span><text:span text:style-name="T4"><text:line-break/></text:span><text:span text:style-name="T7">&lt;T StreamEnvelope,</text:span><text:span text:style-name="T7"><text:line-break/></text:span><text:span text:style-name="T7">M LdModel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0" draw:layer="layout" svg:x1="37.5cm" svg:y1="3.5cm" svg:x2="14.85cm" svg:y2="2cm" draw:start-shape="id7" draw:start-glue-point="8" draw:end-shape="id2" draw:end-glue-point="5" svg:d="M37500 3500v-749h-22650v-751" svg:viewBox="0 0 22651 1501">
          <text:p/>
        </draw:connector>
        <draw:connector draw:style-name="gr7" draw:text-style-name="P11" draw:layer="layout" svg:x1="2.999cm" svg:y1="6.001cm" svg:x2="3cm" svg:y2="4.5cm" draw:start-shape="id8" draw:start-glue-point="7" draw:end-shape="id1" draw:end-glue-point="5" svg:d="M2999 6001v-750h1v-751" svg:viewBox="0 0 2 1502">
          <text:p/>
        </draw:connector>
        <draw:custom-shape draw:style-name="gr8" draw:text-style-name="P2" xml:id="id9" draw:id="id9" draw:layer="layout" svg:width="4cm" svg:height="1cm" svg:x="24.9cm" svg:y="12.9cm">
          <draw:glue-point draw:id="4" svg:x="0cm" svg:y="5.002cm" draw:escape-direction="right"/>
          <draw:glue-point draw:id="5" svg:x="-5cm" svg:y="0cm"/>
          <draw:glue-point draw:id="6" svg:x="-2.5cm" svg:y="-5.002cm"/>
          <draw:glue-point draw:id="7" svg:x="2.5cm" svg:y="-5.002cm"/>
          <draw:glue-point draw:id="8" svg:x="-2.5cm" svg:y="5.002cm"/>
          <draw:glue-point draw:id="9" svg:x="2.5cm" svg:y="5.002cm"/>
          <draw:glue-point draw:id="10" svg:x="-5.001cm" svg:y="-2.5cm"/>
          <draw:glue-point draw:id="11" svg:x="-5.001cm" svg:y="2.5cm" draw:escape-direction="right"/>
          <draw:glue-point draw:id="12" svg:x="5.001cm" svg:y="-2.5cm"/>
          <draw:glue-point draw:id="13" svg:x="5.001cm" svg:y="2.5cm"/>
          <draw:glue-point draw:id="14" svg:x="0cm" svg:y="-5cm"/>
          <draw:glue-point draw:id="15" svg:x="5cm" svg:y="0cm"/>
          <text:p text:style-name="P1"><text:span text:style-name="T1">LdTagMixin</text:span></text:p>
          <draw:enhanced-geometry svg:viewBox="0 0 21600 21600" draw:type="rectangle" draw:enhanced-path="M 0 0 L 21600 0 21600 21600 0 21600 0 0 Z N"/>
        </draw:custom-shape>
        <draw:connector draw:style-name="gr7" draw:text-style-name="P10" draw:layer="layout" svg:x1="26.9cm" svg:y1="12.9cm" svg:x2="26.9cm" svg:y2="4.5cm" draw:start-shape="id9" draw:start-glue-point="14" draw:end-shape="id6" draw:end-glue-point="5" svg:d="M26900 12900v-8400" svg:viewBox="0 0 1 8401">
          <text:p/>
        </draw:connector>
        <draw:custom-shape draw:style-name="gr8" draw:text-style-name="P13" xml:id="id10" draw:id="id10" draw:layer="layout" svg:width="4cm" svg:height="1cm" svg:x="12.85cm" svg:y="6cm">
          <draw:glue-point draw:id="4" svg:x="0cm" svg:y="5.002cm" draw:escape-direction="right"/>
          <draw:glue-point draw:id="5" svg:x="5cm" svg:y="0cm" draw:escape-direction="left"/>
          <draw:glue-point draw:id="6" svg:x="-5cm" svg:y="0cm"/>
          <draw:glue-point draw:id="7" svg:x="-2.5cm" svg:y="-5.002cm"/>
          <draw:glue-point draw:id="8" svg:x="2.5cm" svg:y="-5.002cm"/>
          <draw:glue-point draw:id="9" svg:x="-2.5cm" svg:y="5.002cm"/>
          <draw:glue-point draw:id="10" svg:x="2.5cm" svg:y="5.002cm"/>
          <draw:glue-point draw:id="11" svg:x="-5.001cm" svg:y="-2.5cm"/>
          <draw:glue-point draw:id="12" svg:x="-5.001cm" svg:y="2.5cm" draw:escape-direction="right"/>
          <draw:glue-point draw:id="13" svg:x="5.001cm" svg:y="-2.5cm"/>
          <draw:glue-point draw:id="14" svg:x="5.001cm" svg:y="2.5cm"/>
          <draw:glue-point draw:id="15" svg:x="0cm" svg:y="-5cm"/>
          <text:p text:style-name="P12"><text:span text:style-name="T2">StreamEmitterMixin</text:span><text:span text:style-name="T3">&lt;T StreamEnvelope, M LdModel&gt;</text:span></text:p>
          <draw:enhanced-geometry svg:viewBox="0 0 21600 21600" draw:type="rectangle" draw:enhanced-path="M 0 0 L 21600 0 21600 21600 0 21600 0 0 Z N"/>
        </draw:custom-shape>
        <draw:connector draw:style-name="gr7" draw:text-style-name="P10" draw:layer="layout" svg:x1="14.85cm" svg:y1="6cm" svg:x2="14.85cm" svg:y2="2cm" draw:start-shape="id10" draw:start-glue-point="15" draw:end-shape="id2" draw:end-glue-point="5" svg:d="M14850 6000v-4000" svg:viewBox="0 0 1 4001">
          <text:p/>
        </draw:connector>
        <draw:custom-shape draw:style-name="gr8" draw:text-style-name="P13" xml:id="id12" draw:id="id12" draw:layer="layout" svg:width="4cm" svg:height="1cm" svg:x="17.3cm" svg:y="6cm">
          <draw:glue-point draw:id="4" svg:x="0cm" svg:y="5.002cm" draw:escape-direction="right"/>
          <draw:glue-point draw:id="5" svg:x="-5cm" svg:y="0cm"/>
          <draw:glue-point draw:id="6" svg:x="-2.5cm" svg:y="-5.002cm"/>
          <draw:glue-point draw:id="7" svg:x="2.5cm" svg:y="-5.002cm"/>
          <draw:glue-point draw:id="8" svg:x="-2.5cm" svg:y="5.002cm"/>
          <draw:glue-point draw:id="9" svg:x="2.5cm" svg:y="5.002cm"/>
          <draw:glue-point draw:id="10" svg:x="-5.001cm" svg:y="-2.5cm"/>
          <draw:glue-point draw:id="11" svg:x="-5.001cm" svg:y="2.5cm" draw:escape-direction="right"/>
          <draw:glue-point draw:id="12" svg:x="5.001cm" svg:y="-2.5cm"/>
          <draw:glue-point draw:id="13" svg:x="5.001cm" svg:y="2.5cm"/>
          <draw:glue-point draw:id="14" svg:x="0cm" svg:y="-5cm"/>
          <draw:glue-point draw:id="15" svg:x="5cm" svg:y="0cm"/>
          <text:p text:style-name="P12"><text:span text:style-name="T8">StreamReceiverMixin</text:span><text:span text:style-name="T9"><text:line-break/></text:span><text:span text:style-name="T3">&lt;T StreamEnvelope, M LdModel&gt;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xml:id="id11" draw:id="id11" draw:layer="layout" svg:width="4cm" svg:height="1cm" svg:x="17.3cm" svg:y="8cm">
          <draw:glue-point draw:id="4" svg:x="5cm" svg:y="0cm" draw:escape-direction="left"/>
          <draw:glue-point draw:id="5" svg:x="-5cm" svg:y="0cm"/>
          <draw:glue-point draw:id="6" svg:x="-2.5cm" svg:y="-5.002cm"/>
          <draw:glue-point draw:id="7" svg:x="2.5cm" svg:y="-5.002cm"/>
          <draw:glue-point draw:id="8" svg:x="-2.5cm" svg:y="5.002cm"/>
          <draw:glue-point draw:id="9" svg:x="2.5cm" svg:y="5.002cm"/>
          <draw:glue-point draw:id="10" svg:x="-5.001cm" svg:y="-2.5cm"/>
          <draw:glue-point draw:id="11" svg:x="-5.001cm" svg:y="2.5cm" draw:escape-direction="right"/>
          <draw:glue-point draw:id="12" svg:x="5.001cm" svg:y="-2.5cm"/>
          <draw:glue-point draw:id="13" svg:x="5.001cm" svg:y="2.5cm"/>
          <draw:glue-point draw:id="14" svg:x="0cm" svg:y="-5cm"/>
          <draw:glue-point draw:id="15" svg:x="0cm" svg:y="5cm"/>
          <text:p text:style-name="P12"><text:span text:style-name="T10">StreamReceiverWidgetMixin</text:span><text:span text:style-name="T9"><text:line-break/></text:span><text:span text:style-name="T3">&lt;T StreamEnvelope, M LdModel&gt;</text:span></text:p>
          <draw:enhanced-geometry svg:viewBox="0 0 21600 21600" draw:type="rectangle" draw:enhanced-path="M 0 0 L 21600 0 21600 21600 0 21600 0 0 Z N"/>
        </draw:custom-shape>
        <draw:connector draw:style-name="gr7" draw:text-style-name="P10" draw:layer="layout" draw:line-skew="2.268cm -2.518cm" svg:x1="19.3cm" svg:y1="8cm" svg:x2="19.3cm" svg:y2="7cm" draw:start-shape="id11" draw:start-glue-point="14" draw:end-shape="id12" draw:end-glue-point="4" svg:d="M19300 8000v-250-750" svg:viewBox="0 0 1 1001">
          <text:p/>
        </draw:connector>
        <draw:custom-shape draw:style-name="gr9" draw:text-style-name="P8" xml:id="id13" draw:id="id13" draw:layer="layout" svg:width="4cm" svg:height="1cm" svg:x="17.3cm" svg:y="12.1cm">
          <draw:glue-point draw:id="4" svg:x="0cm" svg:y="-5cm"/>
          <draw:glue-point draw:id="5" svg:x="0cm" svg:y="5cm" draw:escape-direction="down"/>
          <draw:glue-point draw:id="6" svg:x="0cm" svg:y="-2cm" draw:align="center" draw:escape-direction="up"/>
          <draw:glue-point draw:id="7" svg:x="3cm" svg:y="0cm" draw:align="center" draw:escape-direction="left"/>
          <draw:glue-point draw:id="8" svg:x="-5cm" svg:y="0cm"/>
          <draw:glue-point draw:id="9" svg:x="-3cm" svg:y="0cm" draw:align="center" draw:escape-direction="up"/>
          <draw:glue-point draw:id="10" svg:x="-2.5cm" svg:y="-5cm"/>
          <draw:glue-point draw:id="11" svg:x="1.5cm" svg:y="-1cm" draw:align="center" draw:escape-direction="vertical"/>
          <draw:glue-point draw:id="12" svg:x="2.5cm" svg:y="5cm"/>
          <draw:glue-point draw:id="13" svg:x="-2.5cm" svg:y="5cm"/>
          <draw:glue-point draw:id="14" svg:x="5cm" svg:y="-2.5cm"/>
          <draw:glue-point draw:id="15" svg:x="-5cm" svg:y="-2.5cm"/>
          <draw:glue-point draw:id="16" svg:x="-5cm" svg:y="2.5cm"/>
          <draw:glue-point draw:id="17" svg:x="5cm" svg:y="2.5cm"/>
          <draw:glue-point draw:id="18" svg:x="5cm" svg:y="0cm"/>
          <draw:glue-point draw:id="19" svg:x="3.125cm" svg:y="2.5cm"/>
          <text:p text:style-name="P9"><text:span text:style-name="T1">State</text:span><text:span text:style-name="T1"><text:line-break/></text:span><text:span text:style-name="T9"> &lt;T StatefulWidget&gt; 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svg:x1="19.3cm" svg:y1="9cm" svg:x2="19.3cm" svg:y2="12.1cm" draw:start-shape="id11" draw:start-glue-point="15" draw:end-shape="id13" draw:end-glue-point="4" svg:d="M19300 9000v3100" svg:viewBox="0 0 1 3101">
          <text:p/>
        </draw:connector>
        <draw:connector draw:style-name="gr7" draw:text-style-name="P11" draw:layer="layout" svg:x1="3.998cm" svg:y1="6.999cm" svg:x2="17.3cm" svg:y2="12.6cm" draw:start-shape="id8" draw:start-glue-point="4" draw:end-shape="id13" draw:end-glue-point="8" svg:d="M3998 6999v5601h13302" svg:viewBox="0 0 13303 5602">
          <text:p/>
        </draw:connector>
        <draw:g draw:style-name="gr2" xml:id="id14" draw:id="id14">
          <draw:glue-point draw:id="4" svg:x="2.499cm" svg:y="4.997cm"/>
          <draw:glue-point draw:id="5" svg:x="-2.499cm" svg:y="4.997cm"/>
          <draw:glue-point draw:id="6" svg:x="0cm" svg:y="4.997cm"/>
          <draw:glue-point draw:id="7" svg:x="0cm" svg:y="-4.997cm"/>
          <draw:glue-point draw:id="8" svg:x="-2.499cm" svg:y="-4.997cm"/>
          <draw:glue-point draw:id="9" svg:x="-1.249cm" svg:y="4.997cm"/>
          <draw:glue-point draw:id="10" svg:x="-2.499cm" svg:y="4.997cm"/>
          <draw:glue-point draw:id="11" svg:x="1.874cm" svg:y="4.997cm"/>
          <draw:glue-point draw:id="12" svg:x="2.499cm" svg:y="4.997cm"/>
          <draw:glue-point draw:id="13" svg:x="2.499cm" svg:y="-4.997cm"/>
          <draw:glue-point draw:id="14" svg:x="-4.998cm" svg:y="2.5cm"/>
          <draw:glue-point draw:id="15" svg:x="-4.998cm" svg:y="-2.5cm"/>
          <draw:glue-point draw:id="16" svg:x="4.998cm" svg:y="-2.5cm"/>
          <draw:glue-point draw:id="17" svg:x="4.998cm" svg:y="-0.625cm"/>
          <draw:glue-point draw:id="18" svg:x="4.998cm" svg:y="-0.625cm"/>
          <draw:glue-point draw:id="19" svg:x="4.998cm" svg:y="0cm"/>
          <draw:glue-point draw:id="20" svg:x="4.998cm" svg:y="2.5cm"/>
          <draw:glue-point draw:id="21" svg:x="-4.998cm" svg:y="0cm"/>
          <draw:glue-point draw:id="22" svg:x="-1.874cm" svg:y="2.5cm"/>
          <draw:glue-point draw:id="23" svg:x="-2.499cm" svg:y="-5cm"/>
          <draw:glue-point draw:id="24" svg:x="2.499cm" svg:y="-5cm"/>
          <draw:glue-point draw:id="25" svg:x="-2.499cm" svg:y="5cm"/>
          <draw:glue-point draw:id="26" svg:x="2.499cm" svg:y="5cm"/>
          <draw:glue-point draw:id="27" svg:x="-4.997cm" svg:y="-2.5cm"/>
          <draw:glue-point draw:id="28" svg:x="-4.997cm" svg:y="2.5cm"/>
          <draw:path draw:style-name="gr3" draw:text-style-name="P4" draw:layer="layout" svg:width="4cm" svg:height="0.999cm" svg:x="5.499cm" svg:y="7.1cm" svg:viewBox="0 0 4001 1000" svg:d="M222 0c-39 0-77 8-111 22-34 15-62 36-81 61-20 26-30 54-30 84v666c0 30 10 58 30 84 19 25 47 46 81 61 34 14 72 22 111 22h3556 1c39 0 77-8 111-22 34-15 62-36 81-61 20-26 30-54 30-84v-667 1c0-30-10-58-30-84-19-25-47-46-81-61-34-14-72-22-111-22z">
            <text:p text:style-name="P14"><text:span text:style-name="T11">LdViewCtrl</text:span><text:span text:style-name="T4"><text:line-break/></text:span><text:span text:style-name="T3">&lt;W LdViewIntf, T StreamEnvelope,</text:span><text:span text:style-name="T3"><text:line-break/></text:span><text:span text:style-name="T3">M LdModel&gt;</text:span></text:p>
          </draw:path>
          <draw:path draw:style-name="gr4" draw:text-style-name="P5" draw:layer="layout" svg:width="3.866cm" svg:height="0.999cm" svg:x="5.632cm" svg:y="7.1cm" svg:viewBox="0 0 3867 1000" svg:d="M222 0c-39 0-77 8-111 22-34 15-62 36-81 61-20 26-30 54-30 84v666c0 30 10 58 30 84 19 25 47 46 81 61 34 14 72 22 111 22h3422 1c39 0 77-8 111-22 34-15 62-36 81-61 20-26 30-54 30-84v-667 1c0-30-10-58-30-84-19-25-47-46-81-61-34-14-72-22-111-22z">
            <text:p/>
          </draw:path>
        </draw:g>
        <draw:connector draw:style-name="gr7" draw:text-style-name="P11" draw:layer="layout" draw:line-skew="-0.551cm" svg:x1="7.499cm" svg:y1="7.101cm" svg:x2="3cm" svg:y2="4.5cm" draw:start-shape="id14" draw:start-glue-point="7" draw:end-shape="id1" draw:end-glue-point="5" svg:d="M7499 7101v-1852h-4499v-749" svg:viewBox="0 0 4500 2602">
          <text:p/>
        </draw:connector>
        <draw:connector draw:style-name="gr11" draw:text-style-name="P11" draw:layer="layout" svg:x1="7.499cm" svg:y1="8.099cm" svg:x2="17.3cm" svg:y2="12.6cm" draw:start-shape="id14" draw:start-glue-point="6" draw:end-shape="id13" draw:end-glue-point="8" svg:d="M7499 8099v4501h9801" svg:viewBox="0 0 9802 4502">
          <text:p text:style-name="P10"><text:span text:style-name="T12"/></text:p>
          <text:p text:style-name="P10"><text:span text:style-name="T12"/></text:p>
          <text:p text:style-name="P10"><text:span text:style-name="T12"/></text:p>
          <text:p text:style-name="P10"><text:span text:style-name="T12"><text:s text:c="4"/></text:span></text:p>
        </draw:connector>
        <draw:connector draw:style-name="gr12" draw:text-style-name="P11" draw:layer="layout" svg:x1="6.5cm" svg:y1="8.1cm" svg:x2="24.9cm" svg:y2="13.4cm" draw:start-shape="id14" draw:start-glue-point="25" draw:end-shape="id9" draw:end-glue-point="5" svg:d="M6500 8100v5300h18400" svg:viewBox="0 0 18401 5301">
          <text:p text:style-name="P10"><text:span text:style-name="T12"/></text:p>
          <text:p text:style-name="P10"><text:span text:style-name="T12"/></text:p>
          <text:p text:style-name="P10"><text:span text:style-name="T12"/></text:p>
          <text:p text:style-name="P10"><text:span text:style-name="T12"><text:s text:c="4"/></text:span></text:p>
        </draw:connector>
        <draw:custom-shape draw:style-name="gr13" draw:text-style-name="P15" draw:layer="layout" svg:width="1cm" svg:height="1cm" svg:x="3.75cm" svg:y="6.75cm">
          <text:p text:style-name="P11"><text:span text:style-name="T12">W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cm" svg:height="1cm" svg:x="2.75cm" svg:y="5.25cm">
          <text:p text:style-name="P11"><text:span text:style-name="T12">W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cm" svg:height="1cm" svg:x="7.25cm" svg:y="6.35cm">
          <text:p text:style-name="P11"><text:span text:style-name="T12">W</text:span></text:p>
          <draw:enhanced-geometry svg:viewBox="0 0 21600 21600" draw:type="rectangle" draw:enhanced-path="M 0 0 L 21600 0 21600 21600 0 21600 0 0 Z N"/>
        </draw:custom-shape>
        <draw:connector draw:style-name="gr12" draw:text-style-name="P11" draw:layer="layout" svg:x1="2.999cm" svg:y1="6.999cm" svg:x2="24.9cm" svg:y2="13.4cm" draw:start-shape="id8" draw:start-glue-point="6" draw:end-shape="id9" draw:end-glue-point="5" svg:d="M2999 6999v6401h21901" svg:viewBox="0 0 21902 6402">
          <text:p text:style-name="P10"><text:span text:style-name="T12"/></text:p>
          <text:p text:style-name="P10"><text:span text:style-name="T12"/></text:p>
          <text:p text:style-name="P10"><text:span text:style-name="T12"/></text:p>
          <text:p text:style-name="P10"><text:span text:style-name="T12"><text:s text:c="4"/></text:span></text:p>
        </draw:connector>
        <draw:custom-shape draw:style-name="gr1" draw:text-style-name="P2" xml:id="id15" draw:id="id15" draw:layer="layout" svg:width="4cm" svg:height="1cm" svg:x="27.5cm" svg:y="16.25cm">
          <draw:glue-point draw:id="4" svg:x="0cm" svg:y="-5cm"/>
          <draw:glue-point draw:id="5" svg:x="0cm" svg:y="5cm" draw:escape-direction="down"/>
          <draw:glue-point draw:id="6" svg:x="0cm" svg:y="-2cm" draw:align="center" draw:escape-direction="up"/>
          <draw:glue-point draw:id="8" svg:x="-5cm" svg:y="0cm"/>
          <draw:glue-point draw:id="9" svg:x="-3cm" svg:y="0cm" draw:align="center" draw:escape-direction="up"/>
          <draw:glue-point draw:id="10" svg:x="-2.5cm" svg:y="-5cm"/>
          <draw:glue-point draw:id="11" svg:x="1.5cm" svg:y="-1cm" draw:align="center" draw:escape-direction="vertical"/>
          <draw:glue-point draw:id="12" svg:x="2.5cm" svg:y="5cm"/>
          <draw:glue-point draw:id="13" svg:x="-2.5cm" svg:y="5cm"/>
          <draw:glue-point draw:id="14" svg:x="5cm" svg:y="-2.5cm"/>
          <draw:glue-point draw:id="15" svg:x="-5cm" svg:y="-2.5cm"/>
          <draw:glue-point draw:id="16" svg:x="-5cm" svg:y="2.5cm"/>
          <draw:glue-point draw:id="17" svg:x="5cm" svg:y="2.5cm"/>
          <draw:glue-point draw:id="18" svg:x="5cm" svg:y="0cm"/>
          <text:p text:style-name="P1"><text:span text:style-name="T2">LdScaffoldCtrl</text:span><text:span text:style-name="T1"><text:line-break/></text:span><text:span text:style-name="T10">&lt;T StreamEnvelope&lt;M&gt;,</text:span></text:p>
          <text:p text:style-name="P1"><text:span text:style-name="T10"><text:s text:c="2"/></text:span><text:span text:style-name="T10">M LdModel&gt;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1" draw:layer="layout" svg:x1="27.5cm" svg:y1="16.75cm" svg:x2="2cm" svg:y2="7cm" draw:start-shape="id15" draw:start-glue-point="8" draw:end-shape="id8" draw:end-glue-point="25" svg:d="M27500 16750h-25500v-9750" svg:viewBox="0 0 25501 9751">
          <text:p/>
        </draw:connector>
        <draw:custom-shape draw:style-name="gr14" draw:text-style-name="P16" draw:layer="layout" svg:width="2.9cm" svg:height="0.6cm" svg:x="24.8cm" svg:y="16.15cm">
          <text:p text:style-name="P9"><text:span text:style-name="T12">&lt;LdScaffold, T, M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4cm" svg:height="1cm" svg:x="36.5cm" svg:y="16.25cm">
          <draw:glue-point draw:id="4" svg:x="0cm" svg:y="-5cm"/>
          <draw:glue-point draw:id="5" svg:x="0cm" svg:y="5cm" draw:escape-direction="down"/>
          <draw:glue-point draw:id="6" svg:x="0cm" svg:y="-2cm" draw:align="center" draw:escape-direction="up"/>
          <draw:glue-point draw:id="7" svg:x="3cm" svg:y="0cm" draw:align="center" draw:escape-direction="left"/>
          <draw:glue-point draw:id="8" svg:x="-5cm" svg:y="0cm"/>
          <draw:glue-point draw:id="9" svg:x="-3cm" svg:y="0cm" draw:align="center" draw:escape-direction="up"/>
          <draw:glue-point draw:id="10" svg:x="-2.5cm" svg:y="-5cm"/>
          <draw:glue-point draw:id="11" svg:x="1.5cm" svg:y="-1cm" draw:align="center" draw:escape-direction="vertical"/>
          <draw:glue-point draw:id="12" svg:x="2.5cm" svg:y="5cm"/>
          <draw:glue-point draw:id="13" svg:x="-2.5cm" svg:y="5cm"/>
          <draw:glue-point draw:id="14" svg:x="5cm" svg:y="-2.5cm"/>
          <draw:glue-point draw:id="15" svg:x="-5cm" svg:y="-2.5cm"/>
          <draw:glue-point draw:id="16" svg:x="-5cm" svg:y="2.5cm"/>
          <draw:glue-point draw:id="17" svg:x="5cm" svg:y="2.5cm"/>
          <draw:glue-point draw:id="18" svg:x="5cm" svg:y="0cm"/>
          <text:p text:style-name="P1"><text:span text:style-name="T2">LdScaffold</text:span><text:span text:style-name="T1"><text:line-break/></text:span><text:span text:style-name="T10">&lt;T StreamEnvelope&lt;M&gt;,</text:span></text:p>
          <text:p text:style-name="P1"><text:span text:style-name="T10"><text:s text:c="2"/></text:span><text:span text:style-name="T10">M LdModel&gt;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 xml:id="id16" draw:id="id16">
          <draw:glue-point draw:id="4" svg:x="2.499cm" svg:y="4.997cm"/>
          <draw:glue-point draw:id="5" svg:x="-2.499cm" svg:y="4.997cm"/>
          <draw:glue-point draw:id="6" svg:x="0cm" svg:y="4.997cm"/>
          <draw:glue-point draw:id="7" svg:x="0cm" svg:y="-4.997cm"/>
          <draw:glue-point draw:id="8" svg:x="-2.499cm" svg:y="-4.997cm"/>
          <draw:glue-point draw:id="9" svg:x="-1.249cm" svg:y="4.997cm"/>
          <draw:glue-point draw:id="10" svg:x="-2.499cm" svg:y="4.997cm"/>
          <draw:glue-point draw:id="11" svg:x="1.874cm" svg:y="4.997cm"/>
          <draw:glue-point draw:id="12" svg:x="2.499cm" svg:y="4.997cm"/>
          <draw:glue-point draw:id="13" svg:x="2.499cm" svg:y="-4.997cm"/>
          <draw:glue-point draw:id="14" svg:x="-4.998cm" svg:y="2.5cm"/>
          <draw:glue-point draw:id="15" svg:x="-4.998cm" svg:y="-2.5cm"/>
          <draw:glue-point draw:id="16" svg:x="4.998cm" svg:y="-2.5cm"/>
          <draw:glue-point draw:id="17" svg:x="4.998cm" svg:y="-0.625cm"/>
          <draw:glue-point draw:id="18" svg:x="4.998cm" svg:y="-0.625cm"/>
          <draw:glue-point draw:id="19" svg:x="4.998cm" svg:y="0cm"/>
          <draw:glue-point draw:id="20" svg:x="4.998cm" svg:y="2.5cm"/>
          <draw:glue-point draw:id="21" svg:x="-4.998cm" svg:y="0cm"/>
          <draw:glue-point draw:id="22" svg:x="-1.874cm" svg:y="2.5cm"/>
          <draw:glue-point draw:id="23" svg:x="-2.499cm" svg:y="-5cm"/>
          <draw:glue-point draw:id="24" svg:x="2.499cm" svg:y="-5cm"/>
          <draw:glue-point draw:id="25" svg:x="-2.499cm" svg:y="5cm"/>
          <draw:glue-point draw:id="26" svg:x="2.499cm" svg:y="5cm"/>
          <draw:glue-point draw:id="27" svg:x="-4.997cm" svg:y="-2.5cm"/>
          <draw:glue-point draw:id="28" svg:x="-4.997cm" svg:y="2.5cm"/>
          <draw:path draw:style-name="gr3" draw:text-style-name="P4" draw:layer="layout" svg:width="4cm" svg:height="0.999cm" svg:x="36.499cm" svg:y="12.9cm" svg:viewBox="0 0 4001 1000" svg:d="M222 0c-39 0-77 8-111 22-34 15-62 36-81 61-20 26-30 54-30 84v666c0 30 10 58 30 84 19 25 47 46 81 61 34 14 72 22 111 22h3556 1c39 0 77-8 111-22 34-15 62-36 81-61 20-26 30-54 30-84v-667 1c0-30-10-58-30-84-19-25-47-46-81-61-34-14-72-22-111-22z">
            <text:p text:style-name="P14"><text:span text:style-name="T6">LdWidget</text:span><text:span text:style-name="T4"><text:line-break/></text:span><text:span text:style-name="T5">&lt;T StreamEnvelope, M LdModel&gt;</text:span></text:p>
          </draw:path>
          <draw:path draw:style-name="gr4" draw:text-style-name="P5" draw:layer="layout" svg:width="3.866cm" svg:height="0.999cm" svg:x="36.632cm" svg:y="12.9cm" svg:viewBox="0 0 3867 1000" svg:d="M222 0c-39 0-77 8-111 22-34 15-62 36-81 61-20 26-30 54-30 84v666c0 30 10 58 30 84 19 25 47 46 81 61 34 14 72 22 111 22h3422 1c39 0 77-8 111-22 34-15 62-36 81-61 20-26 30-54 30-84v-667 1c0-30-10-58-30-84-19-25-47-46-81-61-34-14-72-22-111-22z">
            <text:p/>
          </draw:path>
        </draw:g>
        <draw:custom-shape draw:style-name="gr9" draw:text-style-name="P8" xml:id="id17" draw:id="id17" draw:layer="layout" svg:width="4cm" svg:height="1cm" svg:x="33.1cm" svg:y="5cm">
          <draw:glue-point draw:id="4" svg:x="0cm" svg:y="-5cm"/>
          <draw:glue-point draw:id="5" svg:x="0cm" svg:y="5cm" draw:escape-direction="down"/>
          <draw:glue-point draw:id="6" svg:x="0cm" svg:y="-2cm" draw:align="center" draw:escape-direction="up"/>
          <draw:glue-point draw:id="7" svg:x="3cm" svg:y="0cm" draw:align="center" draw:escape-direction="left"/>
          <draw:glue-point draw:id="8" svg:x="-5cm" svg:y="0cm"/>
          <draw:glue-point draw:id="9" svg:x="-3cm" svg:y="0cm" draw:align="center" draw:escape-direction="up"/>
          <draw:glue-point draw:id="10" svg:x="-2.5cm" svg:y="-5cm"/>
          <draw:glue-point draw:id="11" svg:x="1.05cm" svg:y="-0.5cm" draw:align="center" draw:escape-direction="vertical"/>
          <draw:glue-point draw:id="12" svg:x="2.5cm" svg:y="5cm"/>
          <draw:glue-point draw:id="13" svg:x="-2.5cm" svg:y="5cm"/>
          <draw:glue-point draw:id="14" svg:x="5cm" svg:y="-2.5cm"/>
          <draw:glue-point draw:id="15" svg:x="-5cm" svg:y="-2.5cm"/>
          <draw:glue-point draw:id="16" svg:x="-5cm" svg:y="2.5cm"/>
          <draw:glue-point draw:id="17" svg:x="5cm" svg:y="2.5cm"/>
          <draw:glue-point draw:id="18" svg:x="5cm" svg:y="0cm"/>
          <text:p text:style-name="P9"><text:span text:style-name="T1">StatefulWidget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0" draw:layer="layout" svg:x1="40.498cm" svg:y1="13.4cm" svg:x2="40.5cm" svg:y2="4cm" draw:start-shape="id16" draw:start-glue-point="19" draw:end-shape="id7" draw:end-glue-point="1" svg:d="M40498 13400h518v-9400h-516" svg:viewBox="0 0 519 9401">
          <text:p/>
        </draw:connector>
        <draw:connector draw:style-name="gr7" draw:text-style-name="P10" draw:layer="layout" svg:x1="36.5cm" svg:y1="4cm" svg:x2="35.1cm" svg:y2="5cm" draw:start-shape="id7" draw:start-glue-point="7" draw:end-shape="id17" draw:end-glue-point="4" svg:d="M36500 4000h-1400v1000" svg:viewBox="0 0 1401 1001">
          <text:p/>
        </draw:connector>
        <draw:connector draw:style-name="gr7" draw:text-style-name="P10" draw:layer="layout" svg:x1="33.4cm" svg:y1="4.001cm" svg:x2="35.1cm" svg:y2="5cm" draw:start-shape="id18" draw:start-glue-point="1" draw:end-shape="id17" draw:end-glue-point="4" svg:d="M33400 4001h1700v999" svg:viewBox="0 0 1701 1000">
          <text:p/>
        </draw:connector>
        <draw:connector draw:style-name="gr7" draw:text-style-name="P10" draw:layer="layout" draw:line-skew="0.001cm" svg:x1="30.4cm" svg:y1="4.501cm" svg:x2="15.85cm" svg:y2="6cm" draw:start-shape="id18" draw:start-glue-point="14" draw:end-shape="id10" draw:end-glue-point="8" svg:d="M30400 4501v749h-14550v750" svg:viewBox="0 0 14551 1500">
          <text:p/>
        </draw:connector>
        <draw:connector draw:style-name="gr7" draw:text-style-name="P10" draw:layer="layout" draw:line-skew="0.551cm" svg:x1="31.4cm" svg:y1="4.501cm" svg:x2="27.9cm" svg:y2="12.9cm" draw:start-shape="id18" draw:end-shape="id9" draw:end-glue-point="7" svg:d="M31400 4501v4749h-3500v3650" svg:viewBox="0 0 3501 8400">
          <text:p/>
        </draw:connector>
        <draw:frame draw:style-name="gr15" draw:text-style-name="P17" draw:layer="layout" svg:width="1.317cm" svg:height="0.548cm" svg:x="29.25cm" svg:y="4.5cm">
          <draw:text-box>
            <text:p><text:span text:style-name="T10">&lt;T, M&gt;</text:span></text:p>
          </draw:text-box>
        </draw:frame>
        <draw:frame draw:style-name="gr15" draw:text-style-name="P17" draw:layer="layout" svg:width="1.317cm" svg:height="0.548cm" svg:x="39.85cm" svg:y="10cm">
          <draw:text-box>
            <text:p><text:span text:style-name="T10">&lt;T, M&gt;</text:span></text:p>
          </draw:text-box>
        </draw:frame>
        <draw:connector draw:style-name="gr7" draw:text-style-name="P10" draw:layer="layout" draw:line-skew="0.551cm" svg:x1="38.5cm" svg:y1="4.5cm" svg:x2="27.9cm" svg:y2="12.9cm" draw:start-shape="id7" draw:start-glue-point="5" draw:end-shape="id9" draw:end-glue-point="7" svg:d="M38500 4500v4750h-10600v3650" svg:viewBox="0 0 10601 8401">
          <text:p/>
        </draw:connector>
        <draw:g draw:style-name="gr2" xml:id="id19" draw:id="id19">
          <draw:glue-point draw:id="4" svg:x="2.499cm" svg:y="4.997cm"/>
          <draw:glue-point draw:id="5" svg:x="-2.499cm" svg:y="4.997cm"/>
          <draw:glue-point draw:id="6" svg:x="0cm" svg:y="4.997cm"/>
          <draw:glue-point draw:id="7" svg:x="0cm" svg:y="-4.997cm"/>
          <draw:glue-point draw:id="8" svg:x="-2.499cm" svg:y="-4.997cm"/>
          <draw:glue-point draw:id="9" svg:x="-1.249cm" svg:y="4.997cm"/>
          <draw:glue-point draw:id="10" svg:x="-2.499cm" svg:y="4.997cm"/>
          <draw:glue-point draw:id="11" svg:x="1.874cm" svg:y="4.997cm"/>
          <draw:glue-point draw:id="12" svg:x="2.499cm" svg:y="4.997cm"/>
          <draw:glue-point draw:id="13" svg:x="2.499cm" svg:y="-4.997cm"/>
          <draw:glue-point draw:id="14" svg:x="-4.998cm" svg:y="2.5cm"/>
          <draw:glue-point draw:id="15" svg:x="-4.998cm" svg:y="-2.5cm"/>
          <draw:glue-point draw:id="16" svg:x="4.998cm" svg:y="-2.5cm"/>
          <draw:glue-point draw:id="17" svg:x="4.998cm" svg:y="-0.625cm"/>
          <draw:glue-point draw:id="18" svg:x="4.998cm" svg:y="-0.625cm"/>
          <draw:glue-point draw:id="19" svg:x="4.998cm" svg:y="0cm"/>
          <draw:glue-point draw:id="20" svg:x="4.998cm" svg:y="2.5cm"/>
          <draw:glue-point draw:id="21" svg:x="-4.998cm" svg:y="0cm"/>
          <draw:glue-point draw:id="22" svg:x="-1.874cm" svg:y="2.5cm"/>
          <draw:glue-point draw:id="23" svg:x="-2.499cm" svg:y="-5cm"/>
          <draw:glue-point draw:id="24" svg:x="2.499cm" svg:y="-5cm"/>
          <draw:glue-point draw:id="25" svg:x="-2.499cm" svg:y="5cm"/>
          <draw:glue-point draw:id="26" svg:x="2.499cm" svg:y="5cm"/>
          <draw:glue-point draw:id="27" svg:x="-4.997cm" svg:y="-2.5cm"/>
          <draw:glue-point draw:id="28" svg:x="-4.997cm" svg:y="2.5cm"/>
          <draw:path draw:style-name="gr3" draw:text-style-name="P4" draw:layer="layout" svg:width="4cm" svg:height="0.999cm" svg:x="29.401cm" svg:y="12.9cm" svg:viewBox="0 0 4001 1000" svg:d="M222 0c-39 0-77 8-111 22-34 15-62 36-81 61-20 26-30 54-30 84v666c0 30 10 58 30 84 19 25 47 46 81 61 34 14 72 22 111 22h3556 1c39 0 77-8 111-22 34-15 62-36 81-61 20-26 30-54 30-84v-667 1c0-30-10-58-30-84-19-25-47-46-81-61-34-14-72-22-111-22z">
            <text:p text:style-name="P14"><text:span text:style-name="T6">LdView</text:span><text:span text:style-name="T4"><text:line-break/></text:span><text:span text:style-name="T5">&lt;T StreamEnvelope, M LdModel&gt;</text:span></text:p>
          </draw:path>
          <draw:path draw:style-name="gr4" draw:text-style-name="P5" draw:layer="layout" svg:width="3.866cm" svg:height="0.999cm" svg:x="29.534cm" svg:y="12.9cm" svg:viewBox="0 0 3867 1000" svg:d="M222 0c-39 0-77 8-111 22-34 15-62 36-81 61-20 26-30 54-30 84v666c0 30 10 58 30 84 19 25 47 46 81 61 34 14 72 22 111 22h3422 1c39 0 77-8 111-22 34-15 62-36 81-61 20-26 30-54 30-84v-667 1c0-30-10-58-30-84-19-25-47-46-81-61-34-14-72-22-111-22z">
            <text:p/>
          </draw:path>
        </draw:g>
        <draw:connector draw:style-name="gr7" draw:text-style-name="P10" draw:layer="layout" svg:x1="32.4cm" svg:y1="12.9cm" svg:x2="32.4cm" svg:y2="4.501cm" draw:start-shape="id19" draw:start-glue-point="24" draw:end-shape="id18" draw:end-glue-point="9" svg:d="M32400 12900v-8399" svg:viewBox="0 0 1 8400">
          <text:p/>
        </draw:connector>
        <draw:frame draw:style-name="gr15" draw:text-style-name="P17" draw:layer="layout" svg:width="1.317cm" svg:height="0.548cm" svg:x="31.251cm" svg:y="12.4cm">
          <draw:text-box>
            <text:p><text:span text:style-name="T10">&lt;T, M&gt;</text:span></text:p>
          </draw:text-box>
        </draw:frame>
        <draw:connector draw:style-name="gr7" draw:text-style-name="P10" draw:layer="layout" svg:x1="30.4cm" svg:y1="4.501cm" svg:x2="19.3cm" svg:y2="6cm" draw:start-shape="id18" draw:start-glue-point="14" draw:end-shape="id12" draw:end-glue-point="14" svg:d="M30400 4501v748h-11100v751" svg:viewBox="0 0 11101 1500">
          <text:p/>
        </draw:connector>
        <draw:connector draw:style-name="gr7" draw:text-style-name="P10" draw:layer="layout" svg:x1="37.5cm" svg:y1="4.5cm" svg:x2="21.3cm" svg:y2="6.75cm" draw:start-shape="id7" draw:start-glue-point="14" draw:end-shape="id12" draw:end-glue-point="13" svg:d="M37500 4500v2250h-16200" svg:viewBox="0 0 16201 2251">
          <text:p/>
        </draw:connector>
        <draw:frame draw:style-name="gr15" draw:text-style-name="P17" draw:layer="layout" svg:width="1.317cm" svg:height="0.548cm" svg:x="36.451cm" svg:y="6.7cm">
          <draw:text-box>
            <text:p><text:span text:style-name="T10">&lt;T, M&gt;</text:span></text:p>
          </draw:text-box>
        </draw:frame>
        <draw:connector draw:style-name="gr7" draw:text-style-name="P10" draw:layer="layout" svg:x1="21.3cm" svg:y1="6.25cm" svg:x2="22.2cm" svg:y2="4.5cm" draw:start-shape="id12" draw:start-glue-point="12" draw:end-shape="id5" draw:end-glue-point="5" svg:d="M21300 6250h900v-1750" svg:viewBox="0 0 901 1751">
          <text:p/>
        </draw:connector>
        <draw:frame draw:style-name="gr15" draw:text-style-name="P17" draw:layer="layout" svg:width="1.317cm" svg:height="0.548cm" svg:x="21.133cm" svg:y="5.75cm">
          <draw:text-box>
            <text:p><text:span text:style-name="T10">&lt;T, M&gt;</text:span></text:p>
          </draw:text-box>
        </draw:frame>
        <draw:g draw:style-name="gr2" xml:id="id20" draw:id="id20">
          <draw:glue-point draw:id="4" svg:x="-2.499cm" svg:y="4.997cm"/>
          <draw:glue-point draw:id="5" svg:x="0cm" svg:y="4.997cm"/>
          <draw:glue-point draw:id="6" svg:x="0cm" svg:y="-4.997cm"/>
          <draw:glue-point draw:id="7" svg:x="-2.499cm" svg:y="-4.997cm"/>
          <draw:glue-point draw:id="8" svg:x="-1.249cm" svg:y="4.997cm"/>
          <draw:glue-point draw:id="9" svg:x="-2.499cm" svg:y="4.997cm"/>
          <draw:glue-point draw:id="10" svg:x="1.874cm" svg:y="4.997cm"/>
          <draw:glue-point draw:id="11" svg:x="2.499cm" svg:y="-4.997cm"/>
          <draw:glue-point draw:id="12" svg:x="-4.998cm" svg:y="2.5cm"/>
          <draw:glue-point draw:id="13" svg:x="-4.998cm" svg:y="-2.5cm"/>
          <draw:glue-point draw:id="14" svg:x="4.998cm" svg:y="-2.5cm"/>
          <draw:glue-point draw:id="15" svg:x="4.998cm" svg:y="-0.625cm"/>
          <draw:glue-point draw:id="16" svg:x="4.998cm" svg:y="-0.625cm"/>
          <draw:glue-point draw:id="17" svg:x="4.998cm" svg:y="0cm"/>
          <draw:glue-point draw:id="18" svg:x="4.998cm" svg:y="2.5cm"/>
          <draw:glue-point draw:id="19" svg:x="-4.998cm" svg:y="0cm"/>
          <draw:glue-point draw:id="20" svg:x="-1.874cm" svg:y="2.5cm"/>
          <draw:glue-point draw:id="21" svg:x="-2.499cm" svg:y="-5cm"/>
          <draw:glue-point draw:id="22" svg:x="2.499cm" svg:y="-5cm"/>
          <draw:glue-point draw:id="23" svg:x="-2.499cm" svg:y="5cm" draw:escape-direction="up"/>
          <draw:glue-point draw:id="24" svg:x="-4.997cm" svg:y="-2.5cm"/>
          <draw:glue-point draw:id="25" svg:x="-4.997cm" svg:y="2.5cm"/>
          <draw:glue-point draw:id="26" svg:x="2.499cm" svg:y="4cm"/>
          <draw:glue-point draw:id="27" svg:x="2.499cm" svg:y="4cm"/>
          <draw:glue-point draw:id="28" svg:x="2.499cm" svg:y="5.14cm"/>
          <draw:path draw:style-name="gr3" draw:text-style-name="P4" draw:layer="layout" svg:width="4cm" svg:height="0.999cm" svg:x="10cm" svg:y="8.1cm" svg:viewBox="0 0 4001 1000" svg:d="M222 0c-39 0-77 8-111 22-34 15-62 36-81 61-20 26-30 54-30 84v666c0 30 10 58 30 84 19 25 47 46 81 61 34 14 72 22 111 22h3556 1c39 0 77-8 111-22 34-15 62-36 81-61 20-26 30-54 30-84v-667 1c0-30-10-58-30-84-19-25-47-46-81-61-34-14-72-22-111-22z">
            <text:p text:style-name="P14"><text:span text:style-name="T6">LdModel</text:span></text:p>
          </draw:path>
          <draw:path draw:style-name="gr4" draw:text-style-name="P5" draw:layer="layout" svg:width="3.866cm" svg:height="0.999cm" svg:x="10.133cm" svg:y="8.1cm" svg:viewBox="0 0 3867 1000" svg:d="M222 0c-39 0-77 8-111 22-34 15-62 36-81 61-20 26-30 54-30 84v666c0 30 10 58 30 84 19 25 47 46 81 61 34 14 72 22 111 22h3422 1c39 0 77-8 111-22 34-15 62-36 81-61 20-26 30-54 30-84v-667 1c0-30-10-58-30-84-19-25-47-46-81-61-34-14-72-22-111-22z">
            <text:p/>
          </draw:path>
        </draw:g>
        <draw:connector draw:style-name="gr7" draw:text-style-name="P10" draw:layer="layout" svg:x1="12cm" svg:y1="8.101cm" svg:x2="12cm" svg:y2="4.5cm" draw:start-shape="id20" draw:start-glue-point="6" draw:end-shape="id4" draw:end-glue-point="5" svg:d="M12000 8101v-3601" svg:viewBox="0 0 1 3602">
          <text:p/>
        </draw:connector>
        <draw:connector draw:style-name="gr7" draw:text-style-name="P10" draw:layer="layout" svg:x1="12cm" svg:y1="9.099cm" svg:x2="24.9cm" svg:y2="13.4cm" draw:start-shape="id20" draw:start-glue-point="5" draw:end-shape="id9" draw:end-glue-point="5" svg:d="M12000 9099v4301h12900" svg:viewBox="0 0 12901 4302">
          <text:p/>
        </draw:connector>
        <draw:g draw:style-name="gr2" xml:id="id21" draw:id="id21">
          <draw:glue-point draw:id="4" svg:x="2.499cm" svg:y="4.997cm"/>
          <draw:glue-point draw:id="5" svg:x="-2.499cm" svg:y="4.997cm"/>
          <draw:glue-point draw:id="6" svg:x="0cm" svg:y="4.997cm"/>
          <draw:glue-point draw:id="7" svg:x="0cm" svg:y="-4.997cm"/>
          <draw:glue-point draw:id="8" svg:x="-2.499cm" svg:y="-4.997cm"/>
          <draw:glue-point draw:id="9" svg:x="-1.249cm" svg:y="4.997cm"/>
          <draw:glue-point draw:id="10" svg:x="-2.499cm" svg:y="4.997cm"/>
          <draw:glue-point draw:id="11" svg:x="1.874cm" svg:y="4.997cm"/>
          <draw:glue-point draw:id="12" svg:x="2.499cm" svg:y="4.997cm"/>
          <draw:glue-point draw:id="13" svg:x="2.499cm" svg:y="-4.997cm"/>
          <draw:glue-point draw:id="14" svg:x="-4.998cm" svg:y="2.5cm"/>
          <draw:glue-point draw:id="15" svg:x="-4.998cm" svg:y="-2.5cm"/>
          <draw:glue-point draw:id="16" svg:x="4.998cm" svg:y="-2.5cm"/>
          <draw:glue-point draw:id="17" svg:x="4.998cm" svg:y="-0.625cm"/>
          <draw:glue-point draw:id="18" svg:x="4.998cm" svg:y="-0.625cm"/>
          <draw:glue-point draw:id="19" svg:x="4.998cm" svg:y="0cm"/>
          <draw:glue-point draw:id="20" svg:x="4.998cm" svg:y="2.5cm"/>
          <draw:glue-point draw:id="21" svg:x="-4.998cm" svg:y="0cm"/>
          <draw:glue-point draw:id="22" svg:x="-1.874cm" svg:y="2.5cm"/>
          <draw:glue-point draw:id="23" svg:x="-2.499cm" svg:y="-5cm"/>
          <draw:glue-point draw:id="24" svg:x="2.499cm" svg:y="-5cm"/>
          <draw:glue-point draw:id="25" svg:x="-2.499cm" svg:y="5cm"/>
          <draw:glue-point draw:id="26" svg:x="2.499cm" svg:y="5cm"/>
          <draw:glue-point draw:id="27" svg:x="-4.997cm" svg:y="-2.5cm"/>
          <draw:glue-point draw:id="28" svg:x="-4.997cm" svg:y="2.5cm"/>
          <draw:path draw:style-name="gr3" draw:text-style-name="P4" draw:layer="layout" svg:width="4cm" svg:height="0.999cm" svg:x="14.101cm" svg:y="9.6cm" svg:viewBox="0 0 4001 1000" svg:d="M222 0c-39 0-77 8-111 22-34 15-62 36-81 61-20 26-30 54-30 84v666c0 30 10 58 30 84 19 25 47 46 81 61 34 14 72 22 111 22h3556 1c39 0 77-8 111-22 34-15 62-36 81-61 20-26 30-54 30-84v-667 1c0-30-10-58-30-84-19-25-47-46-81-61-34-14-72-22-111-22z">
            <text:p text:style-name="P14"><text:span text:style-name="T6">LdViewModel</text:span></text:p>
          </draw:path>
          <draw:path draw:style-name="gr4" draw:text-style-name="P5" draw:layer="layout" svg:width="3.866cm" svg:height="0.999cm" svg:x="14.234cm" svg:y="9.6cm" svg:viewBox="0 0 3867 1000" svg:d="M222 0c-39 0-77 8-111 22-34 15-62 36-81 61-20 26-30 54-30 84v666c0 30 10 58 30 84 19 25 47 46 81 61 34 14 72 22 111 22h3422 1c39 0 77-8 111-22 34-15 62-36 81-61 20-26 30-54 30-84v-667 1c0-30-10-58-30-84-19-25-47-46-81-61-34-14-72-22-111-22z">
            <text:p/>
          </draw:path>
        </draw:g>
        <draw:g draw:style-name="gr2" xml:id="id22" draw:id="id22">
          <draw:glue-point draw:id="4" svg:x="2.499cm" svg:y="4.997cm"/>
          <draw:glue-point draw:id="5" svg:x="-2.499cm" svg:y="4.997cm"/>
          <draw:glue-point draw:id="6" svg:x="0cm" svg:y="4.997cm"/>
          <draw:glue-point draw:id="7" svg:x="0cm" svg:y="-4.997cm"/>
          <draw:glue-point draw:id="8" svg:x="-2.499cm" svg:y="-4.997cm"/>
          <draw:glue-point draw:id="9" svg:x="-1.249cm" svg:y="4.997cm"/>
          <draw:glue-point draw:id="10" svg:x="-2.499cm" svg:y="4.997cm"/>
          <draw:glue-point draw:id="11" svg:x="1.874cm" svg:y="4.997cm"/>
          <draw:glue-point draw:id="12" svg:x="2.499cm" svg:y="4.997cm"/>
          <draw:glue-point draw:id="13" svg:x="2.499cm" svg:y="-4.997cm"/>
          <draw:glue-point draw:id="14" svg:x="-4.998cm" svg:y="2.5cm"/>
          <draw:glue-point draw:id="15" svg:x="-4.998cm" svg:y="-2.5cm"/>
          <draw:glue-point draw:id="16" svg:x="4.998cm" svg:y="-2.5cm"/>
          <draw:glue-point draw:id="17" svg:x="4.998cm" svg:y="-0.625cm"/>
          <draw:glue-point draw:id="18" svg:x="4.998cm" svg:y="-0.625cm"/>
          <draw:glue-point draw:id="19" svg:x="4.998cm" svg:y="0cm"/>
          <draw:glue-point draw:id="20" svg:x="4.998cm" svg:y="2.5cm"/>
          <draw:glue-point draw:id="21" svg:x="-4.998cm" svg:y="0cm"/>
          <draw:glue-point draw:id="22" svg:x="-1.874cm" svg:y="2.5cm"/>
          <draw:glue-point draw:id="23" svg:x="-2.499cm" svg:y="-5cm"/>
          <draw:glue-point draw:id="24" svg:x="2.499cm" svg:y="-5cm"/>
          <draw:glue-point draw:id="25" svg:x="-2.499cm" svg:y="5cm"/>
          <draw:glue-point draw:id="26" svg:x="2.499cm" svg:y="5cm"/>
          <draw:glue-point draw:id="27" svg:x="-4.997cm" svg:y="-2.5cm"/>
          <draw:glue-point draw:id="28" svg:x="-4.997cm" svg:y="2.5cm"/>
          <draw:path draw:style-name="gr3" draw:text-style-name="P4" draw:layer="layout" svg:width="4cm" svg:height="0.999cm" svg:x="14.102cm" svg:y="10.8cm" svg:viewBox="0 0 4001 1000" svg:d="M222 0c-39 0-77 8-111 22-34 15-62 36-81 61-20 26-30 54-30 84v666c0 30 10 58 30 84 19 25 47 46 81 61 34 14 72 22 111 22h3556 1c39 0 77-8 111-22 34-15 62-36 81-61 20-26 30-54 30-84v-667 1c0-30-10-58-30-84-19-25-47-46-81-61-34-14-72-22-111-22z">
            <text:p text:style-name="P14"><text:span text:style-name="T6">LdWidgetMode</text:span></text:p>
          </draw:path>
          <draw:path draw:style-name="gr4" draw:text-style-name="P5" draw:layer="layout" svg:width="3.866cm" svg:height="0.999cm" svg:x="14.235cm" svg:y="10.8cm" svg:viewBox="0 0 3867 1000" svg:d="M222 0c-39 0-77 8-111 22-34 15-62 36-81 61-20 26-30 54-30 84v666c0 30 10 58 30 84 19 25 47 46 81 61 34 14 72 22 111 22h3422 1c39 0 77-8 111-22 34-15 62-36 81-61 20-26 30-54 30-84v-667 1c0-30-10-58-30-84-19-25-47-46-81-61-34-14-72-22-111-22z">
            <text:p/>
          </draw:path>
        </draw:g>
        <draw:connector draw:style-name="gr16" draw:text-style-name="P10" draw:layer="layout" svg:x1="14.102cm" svg:y1="10.1cm" svg:x2="12.999cm" svg:y2="9.1cm" draw:start-shape="id21" draw:start-glue-point="21" draw:end-shape="id20" draw:end-glue-point="28" svg:d="M14102 10100h-1103v-1000" svg:viewBox="0 0 1104 1001">
          <text:p/>
        </draw:connector>
        <draw:connector draw:style-name="gr16" draw:text-style-name="P10" draw:layer="layout" svg:x1="14.103cm" svg:y1="11.3cm" svg:x2="12.999cm" svg:y2="9.1cm" draw:start-shape="id22" draw:start-glue-point="21" draw:end-shape="id20" draw:end-glue-point="28" svg:d="M14103 11300h-1104v-2200" svg:viewBox="0 0 1105 2201">
          <text:p/>
        </draw:connector>
        <draw:custom-shape draw:style-name="gr1" draw:text-style-name="P2" xml:id="id23" draw:id="id23" draw:layer="layout" svg:width="4cm" svg:height="1cm" svg:x="27.5cm" svg:y="17.75cm">
          <draw:glue-point draw:id="4" svg:x="0cm" svg:y="-5cm"/>
          <draw:glue-point draw:id="5" svg:x="0cm" svg:y="5cm" draw:escape-direction="down"/>
          <draw:glue-point draw:id="6" svg:x="0cm" svg:y="-2cm" draw:align="center" draw:escape-direction="up"/>
          <draw:glue-point draw:id="8" svg:x="-5cm" svg:y="0cm"/>
          <draw:glue-point draw:id="9" svg:x="-3cm" svg:y="0cm" draw:align="center" draw:escape-direction="up"/>
          <draw:glue-point draw:id="10" svg:x="-2.5cm" svg:y="-5cm"/>
          <draw:glue-point draw:id="11" svg:x="1.5cm" svg:y="-1cm" draw:align="center" draw:escape-direction="vertical"/>
          <draw:glue-point draw:id="12" svg:x="2.5cm" svg:y="5cm"/>
          <draw:glue-point draw:id="13" svg:x="-2.5cm" svg:y="5cm"/>
          <draw:glue-point draw:id="14" svg:x="5cm" svg:y="-2.5cm"/>
          <draw:glue-point draw:id="15" svg:x="-5cm" svg:y="-2.5cm"/>
          <draw:glue-point draw:id="16" svg:x="-5cm" svg:y="2.5cm"/>
          <draw:glue-point draw:id="17" svg:x="5cm" svg:y="2.5cm"/>
          <draw:glue-point draw:id="18" svg:x="5cm" svg:y="-0.01cm"/>
          <text:p text:style-name="P1"><text:span text:style-name="T2">LdScaffoldModell</text:span><text:span text:style-name="T1"><text:line-break/></text:span><text:span text:style-name="T10">&lt;T StreamEnvelope&lt;M&gt;,</text:span></text:p>
          <text:p text:style-name="P1"><text:span text:style-name="T10"><text:s text:c="2"/></text:span><text:span text:style-name="T10">M LdModel&gt;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0" draw:layer="layout" svg:x1="27.5cm" svg:y1="18.25cm" svg:x2="16.102cm" svg:y2="11.799cm" draw:start-shape="id23" draw:start-glue-point="8" draw:end-shape="id22" draw:end-glue-point="6" svg:d="M27500 18250h-11398v-6451" svg:viewBox="0 0 11399 6452">
          <text:p/>
        </draw:connector>
        <draw:connector draw:style-name="gr7" draw:text-style-name="P10" draw:layer="layout" svg:x1="39.5cm" svg:y1="4.5cm" svg:x2="18.101cm" svg:y2="11.3cm" draw:start-shape="id7" draw:start-glue-point="9" draw:end-shape="id22" draw:end-glue-point="19" svg:d="M39500 4500v6800h-21399" svg:viewBox="0 0 21400 6801">
          <text:p/>
        </draw:connector>
        <draw:connector draw:style-name="gr7" draw:text-style-name="P10" draw:layer="layout" svg:x1="30.402cm" svg:y1="12.9cm" svg:x2="18.1cm" svg:y2="10.1cm" draw:start-shape="id19" draw:start-glue-point="23" draw:end-shape="id21" draw:end-glue-point="19" svg:d="M30402 12900v-2800h-12302" svg:viewBox="0 0 12303 2801">
          <text:p/>
        </draw:connector>
        <draw:connector draw:style-name="gr7" draw:text-style-name="P11" draw:layer="layout" draw:line-skew="-0.735cm" svg:x1="36.5cm" svg:y1="16.5cm" svg:x2="36.5cm" svg:y2="13.4cm" draw:start-shape="id24" draw:start-glue-point="15" draw:end-shape="id16" draw:end-glue-point="21" svg:d="M36500 16500h-1250v-3100h1250" svg:viewBox="0 0 1251 3101">
          <text:p/>
        </draw:connector>
        <draw:connector draw:style-name="gr17" draw:text-style-name="P11" draw:layer="layout" svg:x1="36.5cm" svg:y1="16.75cm" svg:x2="31.5cm" svg:y2="16.75cm" draw:start-shape="id24" draw:start-glue-point="8" draw:end-shape="id15" draw:end-glue-point="18" svg:d="M36500 16750h-5000" svg:viewBox="0 0 5001 1">
          <text:p/>
        </draw:connector>
        <draw:connector draw:style-name="gr17" draw:text-style-name="P11" draw:layer="layout" svg:x1="36.5cm" svg:y1="17cm" svg:x2="31.5cm" svg:y2="18.249cm" draw:start-shape="id24" draw:start-glue-point="16" draw:end-shape="id23" draw:end-glue-point="18" svg:d="M36500 17000h-2499v1249h-2501" svg:viewBox="0 0 5001 1250">
          <text:p/>
        </draw:connector>
        <draw:custom-shape draw:style-name="gr1" draw:text-style-name="P2" xml:id="id26" draw:id="id26" draw:layer="layout" svg:width="4cm" svg:height="1cm" svg:x="27.508cm" svg:y="19.158cm">
          <draw:glue-point draw:id="4" svg:x="0cm" svg:y="-5cm"/>
          <draw:glue-point draw:id="5" svg:x="0cm" svg:y="5cm" draw:escape-direction="down"/>
          <draw:glue-point draw:id="6" svg:x="0cm" svg:y="-2cm" draw:align="center" draw:escape-direction="up"/>
          <draw:glue-point draw:id="8" svg:x="-5cm" svg:y="0cm"/>
          <draw:glue-point draw:id="9" svg:x="-3cm" svg:y="0cm" draw:align="center" draw:escape-direction="up"/>
          <draw:glue-point draw:id="10" svg:x="-2.5cm" svg:y="-5cm"/>
          <draw:glue-point draw:id="11" svg:x="1.5cm" svg:y="-1cm" draw:align="center" draw:escape-direction="vertical"/>
          <draw:glue-point draw:id="12" svg:x="2.5cm" svg:y="5cm"/>
          <draw:glue-point draw:id="13" svg:x="-2.5cm" svg:y="5cm"/>
          <draw:glue-point draw:id="14" svg:x="5cm" svg:y="-2.5cm"/>
          <draw:glue-point draw:id="15" svg:x="-5cm" svg:y="-2.5cm"/>
          <draw:glue-point draw:id="16" svg:x="-5cm" svg:y="2.5cm"/>
          <draw:glue-point draw:id="17" svg:x="5cm" svg:y="2.5cm"/>
          <draw:glue-point draw:id="18" svg:x="5cm" svg:y="0cm"/>
          <text:p text:style-name="P1"><text:span text:style-name="T2">LdButtonCtrl</text:span><text:span text:style-name="T1"><text:line-break/></text:span><text:span text:style-name="T10">&lt;T StreamEnvelope&lt;M&gt;,</text:span></text:p>
          <text:p text:style-name="P1"><text:span text:style-name="T10"><text:s text:c="2"/></text:span><text:span text:style-name="T10">M LdModel&gt;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2.9cm" svg:height="0.6cm" svg:x="24.808cm" svg:y="20.558cm">
          <text:p text:style-name="P9"><text:span text:style-name="T12">&lt;LdScaffold, T, M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4cm" svg:height="1cm" svg:x="36.508cm" svg:y="19.158cm">
          <draw:glue-point draw:id="4" svg:x="0cm" svg:y="-5cm"/>
          <draw:glue-point draw:id="5" svg:x="0cm" svg:y="5cm" draw:escape-direction="down"/>
          <draw:glue-point draw:id="6" svg:x="0cm" svg:y="-2cm" draw:align="center" draw:escape-direction="up"/>
          <draw:glue-point draw:id="7" svg:x="3cm" svg:y="0cm" draw:align="center" draw:escape-direction="left"/>
          <draw:glue-point draw:id="8" svg:x="-5cm" svg:y="0cm"/>
          <draw:glue-point draw:id="9" svg:x="-3cm" svg:y="0cm" draw:align="center" draw:escape-direction="up"/>
          <draw:glue-point draw:id="10" svg:x="-2.5cm" svg:y="-5cm"/>
          <draw:glue-point draw:id="11" svg:x="1.5cm" svg:y="-1cm" draw:align="center" draw:escape-direction="vertical"/>
          <draw:glue-point draw:id="12" svg:x="2.5cm" svg:y="5cm"/>
          <draw:glue-point draw:id="13" svg:x="-2.5cm" svg:y="5cm"/>
          <draw:glue-point draw:id="14" svg:x="5cm" svg:y="-2.5cm"/>
          <draw:glue-point draw:id="15" svg:x="-5cm" svg:y="-2.5cm"/>
          <draw:glue-point draw:id="16" svg:x="-5cm" svg:y="2.5cm"/>
          <draw:glue-point draw:id="17" svg:x="5cm" svg:y="2.5cm"/>
          <draw:glue-point draw:id="18" svg:x="5cm" svg:y="0cm"/>
          <text:p text:style-name="P1"><text:span text:style-name="T2">LdButton</text:span><text:span text:style-name="T1"><text:line-break/></text:span><text:span text:style-name="T10">&lt;T StreamEnvelope&lt;M&gt;,</text:span></text:p>
          <text:p text:style-name="P1"><text:span text:style-name="T10"><text:s text:c="2"/></text:span><text:span text:style-name="T10">M LdModel&gt;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7" draw:id="id27" draw:layer="layout" svg:width="4cm" svg:height="1cm" svg:x="27.508cm" svg:y="20.658cm">
          <draw:glue-point draw:id="4" svg:x="0cm" svg:y="-5cm"/>
          <draw:glue-point draw:id="5" svg:x="0cm" svg:y="5cm" draw:escape-direction="down"/>
          <draw:glue-point draw:id="6" svg:x="0cm" svg:y="-2cm" draw:align="center" draw:escape-direction="up"/>
          <draw:glue-point draw:id="8" svg:x="-5cm" svg:y="0cm"/>
          <draw:glue-point draw:id="9" svg:x="-3cm" svg:y="0cm" draw:align="center" draw:escape-direction="up"/>
          <draw:glue-point draw:id="10" svg:x="-2.5cm" svg:y="-5cm"/>
          <draw:glue-point draw:id="11" svg:x="1.5cm" svg:y="-1cm" draw:align="center" draw:escape-direction="vertical"/>
          <draw:glue-point draw:id="12" svg:x="2.5cm" svg:y="5cm"/>
          <draw:glue-point draw:id="13" svg:x="-2.5cm" svg:y="5cm"/>
          <draw:glue-point draw:id="14" svg:x="5cm" svg:y="-2.5cm"/>
          <draw:glue-point draw:id="15" svg:x="-5cm" svg:y="-2.5cm"/>
          <draw:glue-point draw:id="16" svg:x="-5cm" svg:y="2.5cm"/>
          <draw:glue-point draw:id="17" svg:x="5cm" svg:y="2.5cm"/>
          <draw:glue-point draw:id="18" svg:x="5cm" svg:y="-0.01cm"/>
          <text:p text:style-name="P1"><text:span text:style-name="T2">LdButtonModell</text:span><text:span text:style-name="T1"><text:line-break/></text:span><text:span text:style-name="T10">&lt;T StreamEnvelope&lt;M&gt;,</text:span></text:p>
          <text:p text:style-name="P1"><text:span text:style-name="T10"><text:s text:c="2"/></text:span><text:span text:style-name="T10">M LdModel&gt;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1" draw:layer="layout" svg:x1="36.508cm" svg:y1="19.658cm" svg:x2="31.508cm" svg:y2="19.658cm" draw:start-shape="id25" draw:start-glue-point="8" draw:end-shape="id26" draw:end-glue-point="18" svg:d="M36508 19658h-5000" svg:viewBox="0 0 5001 1">
          <text:p/>
        </draw:connector>
        <draw:connector draw:style-name="gr17" draw:text-style-name="P11" draw:layer="layout" svg:x1="36.508cm" svg:y1="19.908cm" svg:x2="31.508cm" svg:y2="21.157cm" draw:start-shape="id25" draw:start-glue-point="16" draw:end-shape="id27" draw:end-glue-point="18" svg:d="M36508 19908h-2499v1249h-2501" svg:viewBox="0 0 5001 1250">
          <text:p/>
        </draw:connector>
        <draw:connector draw:style-name="gr16" draw:text-style-name="P10" draw:layer="layout" svg:x1="27.508cm" svg:y1="21.158cm" svg:x2="16.102cm" svg:y2="11.799cm" draw:start-shape="id27" draw:start-glue-point="8" draw:end-shape="id22" draw:end-glue-point="6" svg:d="M27508 21158h-11406v-9359" svg:viewBox="0 0 11407 9360">
          <text:p/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10 15" svg:d="M0 0zM5 0l5 15h-5z"/>
    <draw:marker draw:name="Arrowheads_20_4" draw:display-name="Arrowheads 4" svg:viewBox="0 0 1131 1918" svg:d="M737 1131h394l-564-1131-567 1131h398l-398 787h1131z"/>
    <draw:marker draw:name="Arrowheads_20_5" draw:display-name="Arrowheads 5" svg:viewBox="0 0 3000 3000" svg:d="M1500 0l1500 3000h-3000zM1500 447l-1176 2353h2353z"/>
    <draw:marker draw:name="Arrowheads_20_6" draw:display-name="Arrowheads 6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ouble_20_Dash_20_Dot_20_Dot_20__28_Rounded_29_" draw:display-name="Double Dash Dot Dot (Rounded)" draw:style="round" draw:dots1="1" draw:dots1-length="701%" draw:dots2="2" draw:dots2-length="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22T10:57:11.552000000</meta:creation-date>
    <dc:date>2025-04-22T16:58:57.217000000</dc:date>
    <meta:editing-duration>PT1H7M30S</meta:editing-duration>
    <meta:editing-cycles>11</meta:editing-cycles>
    <meta:generator>LibreOffice/24.8.5.2$Windows_X86_64 LibreOffice_project/fddf2685c70b461e7832239a0162a77216259f22</meta:generator>
    <meta:document-statistic meta:object-count="92"/>
  </office:meta>
</office:document-meta>
</file>